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0.86pt"/>
    </style:style>
    <style:style style:name="co6" style:family="table-column">
      <style:table-column-properties fo:break-before="auto" style:column-width="136.86pt"/>
    </style:style>
    <style:style style:name="co7" style:family="table-column">
      <style:table-column-properties fo:break-before="auto" style:column-width="116.45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/>
    <style:style style:name="ce5" style:family="table-cell" style:parent-style-name="Default" style:data-style-name="N61"/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L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Eq false (Eq 0 N0:(ReadLSB w32 0 __arr32__lu))) (Eq false (Eq 0 N1:(ReadLSB w32 4 __arr32__lu))) (Eq false (Eq 0 N2:(ReadLSB w32 8 __arr32__lu))) (Eq false (Eq 0 N3:(ReadLSB w32 12 __arr32__lu))) (Eq false (Eq 0 N4:(ReadLSB w32 16 __arr32__lu))) (Eq false (Eq 0 N5:(ReadLSB w32 20 __arr32__lu))) (Eq false (Eq 0 N6:(ReadLSB w32 24 __arr32__lu))) (Eq false (Eq 0 N7:(ReadLSB w32 28 __arr32__lu))) (Eq false (Eq 0 N8:(ReadLSB w32 32 __arr32__lu))) (Sle 0 N0) (Eq false (Sle 0 N3)) (Slt N0 N9:(Sub w32 0 N3)) (Eq false (Sle 0 N6)) (Eq false (Slt N9 (Sub w32 0 N6))) (Sle 0 N10:(Sub w32 N1 (Mul w32 N11:(Mul w32 N0 N12:(SDiv w32 1 N3)) N4))) (Sle 0 N13:(Sub w32 N7 (Mul w32 N14:(Mul w32 N6 N12) N4))) (Slt N10 N13) (Sle 0 (Sub w32 (Sub w32 N2 (Mul w32 N11 N5)) (Mul w32 (Mul w32 N10 (SDiv w32 1 N13)) (Sub w32 N8 (Mul w32 N14 N5)))))] false)</text:p>
          </table:table-cell>
          <table:table-cell/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(!(((0 - lu[3]) * (1 - ((0 - (lu_err * lu[3])) / (0 - lu[3])))) &lt; ((0 - lu[6]) * (1 - ((0 - (lu_err * lu[6])) / (0 - lu[6]))))) &amp;&amp; (0 &lt;= ((lu[1] - ((lu[0] * (1 / lu[3])) * lu[4])) * (1 - (((lu_err * lu[1]) - (((((lu_err + ((0 - lu_err) / (1 - lu_err))) - (((0 - lu_err) / (1 - lu_err)) * lu_err)) + lu_err) - (lu_err * ((lu_err + ((0 - lu_err) / (1 - lu_err))) - (((0 - lu_err) / (1 - lu_err)) * lu_err)))) * ((lu[0] * (1 / lu[3])) * lu[4]))) / (lu[1] - ((lu[0] * (1 / lu[3])) * lu[4])))))) &amp;&amp; (0 &lt;= ((lu[7] - ((lu[6] * (1 / lu[3])) * lu[4])) * (1 - (((lu_err * lu[7]) - (((((lu_err + ((0 - lu_err) / (1 - lu_err))) - (((0 - lu_err) / (1 - lu_err)) * lu_err)) + lu_err) - (lu_err * ((lu_err + ((0 - lu_err) / (1 - lu_err))) - (((0 - lu_err) / (1 - lu_err)) * lu_err)))) * ((lu[6] * (1 / lu[3])) * lu[4]))) / (lu[7] - ((lu[6] * (1 / lu[3])) * lu[4])))))) &amp;&amp; (((lu[1] - ((lu[0] * (1 / lu[3])) * lu[4])) * (1 - (((lu_err * lu[1]) - (((((lu_err + ((0 - lu_err) / (1 - lu_err))) - (((0 - lu_err) / (1 - lu_err)) * lu_err)) + lu_err) - (lu_err * ((lu_err + ((0 - lu_err) / (1 - lu_err))) - (((0 - lu_err) / (1 - lu_err)) * lu_err)))) * ((lu[0] * (1 / lu[3])) * lu[4]))) / (lu[1] - ((lu[0] * (1 / lu[3])) * lu[4]))))) &lt; ((lu[7] - ((lu[6] * (1 / lu[3])) * lu[4])) * (1 - (((lu_err * lu[7]) - (((((lu_err + ((0 - lu_err) / (1 - lu_err))) - (((0 - lu_err) / (1 - lu_err)) * lu_err)) + lu_err) - (lu_err * ((lu_err + ((0 - lu_err) / (1 - lu_err))) - (((0 - lu_err) / (1 - lu_err)) * lu_err)))) * ((lu[6] * (1 / lu[3])) * lu[4]))) / (lu[7] - ((lu[6] * (1 / lu[3])) * lu[4]))))))) </text:p>
          </table:table-cell>
          <table:table-cell/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4.418805e+59</text:p>
          </table:table-cell>
          <table:table-cell/>
        </table:table-row>
        <table:table-row table:style-name="ro1" table:number-rows-repeated="2">
          <table:table-cell/>
          <table:table-cell table:style-name="ce5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table:number-columns-repeated="3"/>
        </table:table-row>
        <table:table-row table:style-name="ro1">
          <table:table-cell table:style-name="ce6" office:value-type="string" calcext:value-type="string">
            <text:p>int_log2</text:p>
          </table:table-cell>
          <table:table-cell table:style-name="ce6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N</text:p>
          </table:table-cell>
          <table:table-cell table:formula="of:=IF([.C4]=&quot;N&quot;;IF([.D4]=&quot;N&quot;;&quot;TN&quot;;&quot;FP&quot;);IF([.D4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formula="of:=IF([.C5]=&quot;N&quot;;IF([.D5]=&quot;N&quot;;&quot;TN&quot;;&quot;FP&quot;);IF([.D5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number-columns-repeated="2"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FT_transform_internal</text:p>
          </table:table-cell>
          <table:table-cell table:style-name="ce6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N</text:p>
          </table:table-cell>
          <table:table-cell table:formula="of:=IF([.C7]=&quot;N&quot;;IF([.D7]=&quot;N&quot;;&quot;TN&quot;;&quot;FP&quot;);IF([.D7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string" calcext:value-type="string">
            <text:p>data</text:p>
          </table:table-cell>
          <table:table-cell table:number-columns-repeated="2" table:style-name="ce9" office:value-type="string" calcext:value-type="string">
            <text:p>Y</text:p>
          </table:table-cell>
          <table:table-cell table:formula="of:=IF([.C8]=&quot;N&quot;;IF([.D8]=&quot;N&quot;;&quot;TN&quot;;&quot;FP&quot;);IF([.D8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ion</text:p>
          </table:table-cell>
          <table:table-cell table:number-columns-repeated="2" table:style-name="ce10" office:value-type="string" calcext:value-type="string">
            <text:p>N</text:p>
          </table:table-cell>
          <table:table-cell table:formula="of:=IF([.C9]=&quot;N&quot;;IF([.D9]=&quot;N&quot;;&quot;TN&quot;;&quot;FP&quot;);IF([.D9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t</text:p>
          </table:table-cell>
          <table:table-cell table:number-columns-repeated="2" office:value-type="string" calcext:value-type="string">
            <text:p>N</text:p>
          </table:table-cell>
          <table:table-cell table:formula="of:=IF([.C10]=&quot;N&quot;;IF([.D10]=&quot;N&quot;;&quot;TN&quot;;&quot;FP&quot;);IF([.D10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gn</text:p>
          </table:table-cell>
          <table:table-cell table:number-columns-repeated="2"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al</text:p>
          </table:table-cell>
          <table:table-cell table:number-columns-repeated="2" office:value-type="string" calcext:value-type="string">
            <text:p>N</text:p>
          </table:table-cell>
          <table:table-cell table:formula="of:=IF([.C12]=&quot;N&quot;;IF([.D12]=&quot;N&quot;;&quot;TN&quot;;&quot;FP&quot;);IF([.D12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_rea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formula="of:=IF([.C13]=&quot;N&quot;;IF([.D13]=&quot;N&quot;;&quot;TN&quot;;&quot;FP&quot;);IF([.D13]=&quot;N&quot;;&quot;FN&quot;;&quot;TP&quot;))" office:value-type="string" office:string-value="FN" calcext:value-type="string">
            <text:p>F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_ima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4]=&quot;N&quot;;IF([.D14]=&quot;N&quot;;&quot;TN&quot;;&quot;FP&quot;);IF([.D14]=&quot;N&quot;;&quot;FN&quot;;&quot;TP&quot;))" office:value-type="string" office:string-value="FN" calcext:value-type="string">
            <text:p>F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N</text:p>
          </table:table-cell>
          <table:table-cell table:formula="of:=IF([.C15]=&quot;N&quot;;IF([.D15]=&quot;N&quot;;&quot;TN&quot;;&quot;FP&quot;);IF([.D15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table:formula="of:=IF([.C16]=&quot;N&quot;;IF([.D16]=&quot;N&quot;;&quot;TN&quot;;&quot;FP&quot;);IF([.D16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heta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formula="of:=IF([.C17]=&quot;N&quot;;IF([.D17]=&quot;N&quot;;&quot;TN&quot;;&quot;FP&quot;);IF([.D17]=&quot;N&quot;;&quot;FN&quot;;&quot;TP&quot;))" office:value-type="string" office:string-value="FN" calcext:value-type="string">
            <text:p>F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8]=&quot;N&quot;;IF([.D18]=&quot;N&quot;;&quot;TN&quot;;&quot;FP&quot;);IF([.D18]=&quot;N&quot;;&quot;FN&quot;;&quot;TP&quot;))" office:value-type="string" office:string-value="FN" calcext:value-type="string">
            <text:p>F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9]=&quot;N&quot;;IF([.D19]=&quot;N&quot;;&quot;TN&quot;;&quot;FP&quot;);IF([.D19]=&quot;N&quot;;&quot;FN&quot;;&quot;TP&quot;))" office:value-type="string" office:string-value="FN" calcext:value-type="string">
            <text:p>F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0]=&quot;N&quot;;IF([.D20]=&quot;N&quot;;&quot;TN&quot;;&quot;FP&quot;);IF([.D20]=&quot;N&quot;;&quot;FN&quot;;&quot;TP&quot;))" office:value-type="string" office:string-value="FN" calcext:value-type="string">
            <text:p>F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C21]=&quot;N&quot;;IF([.D21]=&quot;N&quot;;&quot;TN&quot;;&quot;FP&quot;);IF([.D21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table:style-name="ce10" office:value-type="string" calcext:value-type="string">
            <text:p>N</text:p>
          </table:table-cell>
          <table:table-cell table:formula="of:=IF([.C22]=&quot;N&quot;;IF([.D22]=&quot;N&quot;;&quot;TN&quot;;&quot;FP&quot;);IF([.D22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d_real</text:p>
          </table:table-cell>
          <table:table-cell table:number-columns-repeated="2" office:value-type="string" calcext:value-type="string">
            <text:p>Y</text:p>
          </table:table-cell>
          <table:table-cell table:formula="of:=IF([.C23]=&quot;N&quot;;IF([.D23]=&quot;N&quot;;&quot;TN&quot;;&quot;FP&quot;);IF([.D23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d_imag</text:p>
          </table:table-cell>
          <table:table-cell table:number-columns-repeated="2" office:value-type="string" calcext:value-type="string">
            <text:p>Y</text:p>
          </table:table-cell>
          <table:table-cell table:formula="of:=IF([.C24]=&quot;N&quot;;IF([.D24]=&quot;N&quot;;&quot;TN&quot;;&quot;FP&quot;);IF([.D24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re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5]=&quot;N&quot;;IF([.D25]=&quot;N&quot;;&quot;TN&quot;;&quot;FP&quot;);IF([.D25]=&quot;N&quot;;&quot;FN&quot;;&quot;TP&quot;))" office:value-type="string" office:string-value="FN" calcext:value-type="string">
            <text:p>F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ima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6]=&quot;N&quot;;IF([.D26]=&quot;N&quot;;&quot;TN&quot;;&quot;FP&quot;);IF([.D26]=&quot;N&quot;;&quot;FN&quot;;&quot;TP&quot;))" office:value-type="string" office:string-value="FN" calcext:value-type="string">
            <text:p>F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1_real</text:p>
          </table:table-cell>
          <table:table-cell table:style-name="ce1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27]=&quot;N&quot;;IF([.D27]=&quot;N&quot;;&quot;TN&quot;;&quot;FP&quot;);IF([.D27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1_imag</text:p>
          </table:table-cell>
          <table:table-cell table:number-columns-repeated="2" office:value-type="string" calcext:value-type="string">
            <text:p>Y</text:p>
          </table:table-cell>
          <table:table-cell table:formula="of:=IF([.C28]=&quot;N&quot;;IF([.D28]=&quot;N&quot;;&quot;TN&quot;;&quot;FP&quot;);IF([.D28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FT_bitreverse</text:p>
          </table:table-cell>
          <table:table-cell table:style-name="ce6" office:value-type="string" calcext:value-type="string">
            <text:p>data</text:p>
          </table:table-cell>
          <table:table-cell table:number-columns-repeated="2" table:style-name="ce6" office:value-type="string" calcext:value-type="string">
            <text:p>Y</text:p>
          </table:table-cell>
          <table:table-cell table:formula="of:=IF([.C29]=&quot;N&quot;;IF([.D29]=&quot;N&quot;;&quot;TN&quot;;&quot;FP&quot;);IF([.D29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formula="of:=IF([.C30]=&quot;N&quot;;IF([.D30]=&quot;N&quot;;&quot;TN&quot;;&quot;FP&quot;);IF([.D30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m1</text:p>
          </table:table-cell>
          <table:table-cell table:number-columns-repeated="2" office:value-type="string" calcext:value-type="string">
            <text:p>N</text:p>
          </table:table-cell>
          <table:table-cell table:formula="of:=IF([.C31]=&quot;N&quot;;IF([.D31]=&quot;N&quot;;&quot;TN&quot;;&quot;FP&quot;);IF([.D31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C32]=&quot;N&quot;;IF([.D32]=&quot;N&quot;;&quot;TN&quot;;&quot;FP&quot;);IF([.D32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formula="of:=IF([.C33]=&quot;N&quot;;IF([.D33]=&quot;N&quot;;&quot;TN&quot;;&quot;FP&quot;);IF([.D33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N</text:p>
          </table:table-cell>
          <table:table-cell table:formula="of:=IF([.C34]=&quot;N&quot;;IF([.D34]=&quot;N&quot;;&quot;TN&quot;;&quot;FP&quot;);IF([.D34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</text:p>
          </table:table-cell>
          <table:table-cell table:formula="of:=IF([.C35]=&quot;N&quot;;IF([.D35]=&quot;N&quot;;&quot;TN&quot;;&quot;FP&quot;);IF([.D35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formula="of:=IF([.C36]=&quot;N&quot;;IF([.D36]=&quot;N&quot;;&quot;TN&quot;;&quot;FP&quot;);IF([.D36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real</text:p>
          </table:table-cell>
          <table:table-cell table:number-columns-repeated="2" office:value-type="string" calcext:value-type="string">
            <text:p>Y</text:p>
          </table:table-cell>
          <table:table-cell table:formula="of:=IF([.C37]=&quot;N&quot;;IF([.D37]=&quot;N&quot;;&quot;TN&quot;;&quot;FP&quot;);IF([.D37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imag</text:p>
          </table:table-cell>
          <table:table-cell table:number-columns-repeated="2" office:value-type="string" calcext:value-type="string">
            <text:p>Y</text:p>
          </table:table-cell>
          <table:table-cell table:formula="of:=IF([.C38]=&quot;N&quot;;IF([.D38]=&quot;N&quot;;&quot;TN&quot;;&quot;FP&quot;);IF([.D38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FT_transform</text:p>
          </table:table-cell>
          <table:table-cell office:value-type="string" calcext:value-type="string">
            <text:p>data</text:p>
          </table:table-cell>
          <table:table-cell table:number-columns-repeated="2" table:style-name="ce6" office:value-type="string" calcext:value-type="string">
            <text:p>Y</text:p>
          </table:table-cell>
          <table:table-cell table:formula="of:=IF([.C39]=&quot;N&quot;;IF([.D39]=&quot;N&quot;;&quot;TN&quot;;&quot;FP&quot;);IF([.D39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FT_inverse</text:p>
          </table:table-cell>
          <table:table-cell table:number-columns-repeated="3" table:style-name="ce6" office:value-type="string" calcext:value-type="string">
            <text:p>N</text:p>
          </table:table-cell>
          <table:table-cell table:formula="of:=IF([.C40]=&quot;N&quot;;IF([.D40]=&quot;N&quot;;&quot;TN&quot;;&quot;FP&quot;);IF([.D40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Y</text:p>
          </table:table-cell>
          <table:table-cell table:formula="of:=IF([.C41]=&quot;N&quot;;IF([.D41]=&quot;N&quot;;&quot;TN&quot;;&quot;FP&quot;);IF([.D41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formula="of:=IF([.C42]=&quot;N&quot;;IF([.D42]=&quot;N&quot;;&quot;TN&quot;;&quot;FP&quot;);IF([.D42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43]=&quot;N&quot;;IF([.D43]=&quot;N&quot;;&quot;TN&quot;;&quot;FP&quot;);IF([.D43]=&quot;N&quot;;&quot;FN&quot;;&quot;TP&quot;))" office:value-type="string" office:string-value="FN" calcext:value-type="string">
            <text:p>F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C44]=&quot;N&quot;;IF([.D44]=&quot;N&quot;;&quot;TN&quot;;&quot;FP&quot;);IF([.D44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P</text:p>
          </table:table-cell>
          <table:table-cell table:formula="of:=COUNTIFS([.E4:.E44];&quot;=TP&quot;)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N</text:p>
          </table:table-cell>
          <table:table-cell table:formula="of:=COUNTIFS([.E5:.E45];&quot;=Tn&quot;)"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S([.E6:.E46];&quot;=fP&quot;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N</text:p>
          </table:table-cell>
          <table:table-cell table:formula="of:=COUNTIFS([.E7:.E47];&quot;=fn&quot;)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table:formula="of:=SUM([.B47:.B50])"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uracy </text:p>
          </table:table-cell>
          <table:table-cell table:formula="of:=([.B47]+[.B48])/[.B51]" office:value-type="float" office:value="0.775" calcext:value-type="float">
            <text:p>0.77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cision </text:p>
          </table:table-cell>
          <table:table-cell table:formula="of:=[.B47]/([.B47]+[.B49]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47]/([.B47]+[.B50])" office:value-type="float" office:value="0.526315789473684" calcext:value-type="float">
            <text:p>0.5263157895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2:12:01.437398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3-20T12:48:30.999121610</dc:date>
    <meta:editing-duration>PT13H44M22S</meta:editing-duration>
    <meta:editing-cycles>49</meta:editing-cycles>
    <meta:generator>LibreOffice/5.1.6.2$Linux_X86_64 LibreOffice_project/10m0$Build-2</meta:generator>
    <meta:document-statistic meta:table-count="2" meta:cell-count="200" meta:object-count="0"/>
  </office:meta>
</office:document-meta>
</file>